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Footer">
      <style:text-properties style:font-name="Arial" fo:font-size="9pt" style:font-size-asian="9pt" style:font-size-complex="9pt"/>
    </style:style>
    <style:style style:name="P6" style:family="paragraph" style:parent-style-name="Footer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officeooo:paragraph-rsid="001abc19"/>
    </style:style>
    <style:style style:name="P8" style:family="paragraph" style:parent-style-name="Standard">
      <style:text-properties style:font-name="Calibri Light" officeooo:paragraph-rsid="001abc19"/>
    </style:style>
    <style:style style:name="P9" style:family="paragraph" style:parent-style-name="Standard">
      <style:text-properties style:font-name="Calibri Light" officeooo:rsid="003ffbf5" officeooo:paragraph-rsid="0044a866"/>
    </style:style>
    <style:style style:name="P10" style:family="paragraph" style:parent-style-name="Standard">
      <style:text-properties style:font-name="Calibri Light" officeooo:paragraph-rsid="003ffbf5"/>
    </style:style>
    <style:style style:name="P11" style:family="paragraph" style:parent-style-name="Standard">
      <style:text-properties style:font-name="Calibri Light" officeooo:rsid="004278f2" officeooo:paragraph-rsid="004278f2"/>
    </style:style>
    <style:style style:name="P12" style:family="paragraph" style:parent-style-name="Standard">
      <style:text-properties style:font-name="Calibri Light" officeooo:rsid="0044a866" officeooo:paragraph-rsid="0044a866"/>
    </style:style>
    <style:style style:name="P13" style:family="paragraph" style:parent-style-name="Standard">
      <style:text-properties style:font-name="Calibri Light" fo:font-size="12pt" officeooo:paragraph-rsid="0046c59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libri Light" fo:font-size="12pt" style:font-size-asian="12pt" style:font-size-complex="12pt"/>
    </style:style>
    <style:style style:name="P15" style:family="paragraph" style:parent-style-name="Standard">
      <style:text-properties style:font-name="Calibri Light" officeooo:paragraph-rsid="0044a866"/>
    </style:style>
    <style:style style:name="P16" style:family="paragraph" style:parent-style-name="Standard">
      <style:text-properties fo:color="#3465a4" style:font-name="Calibri Light" fo:font-size="13pt" officeooo:rsid="004890b3" officeooo:paragraph-rsid="004890b3" style:font-size-asian="13pt" style:font-size-complex="13pt"/>
    </style:style>
    <style:style style:name="P17" style:family="paragraph" style:parent-style-name="Standard">
      <style:text-properties fo:color="#3465a4" style:font-name="Calibri Light" fo:font-size="13pt" officeooo:rsid="0044ed46" officeooo:paragraph-rsid="0044a866" style:font-size-asian="13pt" style:font-size-complex="13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alibri Light" officeooo:paragraph-rsid="004b9863"/>
    </style:style>
    <style:style style:name="P19" style:family="paragraph" style:parent-style-name="Standard">
      <style:text-properties style:font-name="Calibri Light" officeooo:rsid="004a1665" officeooo:paragraph-rsid="004a1665"/>
    </style:style>
    <style:style style:name="P20" style:family="paragraph" style:parent-style-name="Standard" style:list-style-name="L4">
      <style:text-properties style:font-name="Calibri Light" officeooo:rsid="0044a866" officeooo:paragraph-rsid="0044a866"/>
    </style:style>
    <style:style style:name="P21" style:family="paragraph" style:parent-style-name="Standard" style:list-style-name="L5">
      <style:text-properties style:font-name="Calibri Light" officeooo:rsid="0044a866" officeooo:paragraph-rsid="0044a866"/>
    </style:style>
    <style:style style:name="P22" style:family="paragraph" style:parent-style-name="Standard" style:list-style-name="L6">
      <style:text-properties style:font-name="Calibri Light" officeooo:rsid="0044a866" officeooo:paragraph-rsid="0044a866"/>
    </style:style>
    <style:style style:name="P23" style:family="paragraph" style:parent-style-name="Standard" style:list-style-name="L6">
      <style:text-properties style:font-name="Calibri Light" officeooo:rsid="0041a064" officeooo:paragraph-rsid="0044a866"/>
    </style:style>
    <style:style style:name="P24" style:family="paragraph" style:parent-style-name="Standard" style:list-style-name="L7">
      <style:text-properties style:font-name="Calibri Light" officeooo:rsid="003ffbf5" officeooo:paragraph-rsid="0044a866"/>
    </style:style>
    <style:style style:name="P25" style:family="paragraph" style:parent-style-name="Standard" style:list-style-name="L1">
      <style:paragraph-properties fo:margin-top="0cm" fo:margin-bottom="0cm" loext:contextual-spacing="false" fo:line-height="100%"/>
      <style:text-properties style:font-name="Calibri Light" officeooo:paragraph-rsid="001abc19"/>
    </style:style>
    <style:style style:name="P26" style:family="paragraph" style:parent-style-name="Standard" style:list-style-name="L2">
      <style:paragraph-properties fo:margin-top="0cm" fo:margin-bottom="0cm" loext:contextual-spacing="false" fo:line-height="100%"/>
      <style:text-properties style:font-name="Calibri Light" officeooo:paragraph-rsid="001abc19"/>
    </style:style>
    <style:style style:name="P27" style:family="paragraph" style:parent-style-name="Standard" style:list-style-name="L3">
      <style:paragraph-properties fo:margin-top="0cm" fo:margin-bottom="0cm" loext:contextual-spacing="false" fo:line-height="100%"/>
      <style:text-properties style:font-name="Calibri Light" officeooo:paragraph-rsid="001abc19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Courier New" fo:font-size="10pt" officeooo:rsid="00334009" officeooo:paragraph-rsid="001abc19" style:font-size-asian="10pt" style:font-size-complex="10pt"/>
    </style:style>
    <style:style style:name="P29" style:family="paragraph" style:parent-style-name="Heading_20_2">
      <style:text-properties officeooo:paragraph-rsid="001abc19"/>
    </style:style>
    <style:style style:name="P30" style:family="paragraph" style:parent-style-name="Heading_20_2">
      <style:text-properties officeooo:rsid="004a1665" officeooo:paragraph-rsid="001abc19"/>
    </style:style>
    <style:style style:name="P31" style:family="paragraph" style:parent-style-name="Heading_20_2">
      <style:text-properties style:font-name="Calibri Light1" officeooo:rsid="00120ac3" officeooo:paragraph-rsid="001cfc70"/>
    </style:style>
    <style:style style:name="T1" style:family="text">
      <style:text-properties officeooo:rsid="00075685"/>
    </style:style>
    <style:style style:name="T2" style:family="text">
      <style:text-properties officeooo:rsid="001b2d5b"/>
    </style:style>
    <style:style style:name="T3" style:family="text">
      <style:text-properties officeooo:rsid="00334009"/>
    </style:style>
    <style:style style:name="T4" style:family="text">
      <style:text-properties style:font-name="Courier New" fo:font-size="10pt" officeooo:rsid="00334009" style:font-size-asian="10pt" style:font-size-complex="10pt"/>
    </style:style>
    <style:style style:name="T5" style:family="text">
      <style:text-properties officeooo:rsid="00361956"/>
    </style:style>
    <style:style style:name="T6" style:family="text">
      <style:text-properties officeooo:rsid="0041437a"/>
    </style:style>
    <style:style style:name="T7" style:family="text">
      <style:text-properties officeooo:rsid="004278f2"/>
    </style:style>
    <style:style style:name="T8" style:family="text">
      <style:text-properties officeooo:rsid="0043705b"/>
    </style:style>
    <style:style style:name="T9" style:family="text">
      <style:text-properties officeooo:rsid="0044a866"/>
    </style:style>
    <style:style style:name="T10" style:family="text">
      <style:text-properties officeooo:rsid="0046c590"/>
    </style:style>
    <style:style style:name="T11" style:family="text">
      <style:text-properties officeooo:rsid="0047288d"/>
    </style:style>
    <style:style style:name="T12" style:family="text">
      <style:text-properties officeooo:rsid="004926f4"/>
    </style:style>
    <style:style style:name="T13" style:family="text">
      <style:text-properties officeooo:rsid="004a1665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2">YooLoo <text:span text:style-name="T2">Lernsituation</text:span></text:h>
      <text:p text:style-name="P7"/>
      <text:p text:style-name="P13"><text:span text:style-name="T10">Für die </text:span>kommerzielle Verwertung soll ein <text:span text:style-name="T10">Prototyp des Kartenspiels Yooloo weiterentwickelt werden. Dazu gehören neue Features und eine verbesserte Wartbarkeit der Client Server Applikation. </text:span>Die Teilprojekte werden von Arbeitsteams mit jeweils 4 - <text:span text:style-name="T11">5</text:span> Personen geplant, entwickelt und integriert. Die Schwerpunkte der Weiterentwicklung können von den <text:span text:style-name="T11">T</text:span>eams unterschiedlich gesetzt werden.Die Gruppen präsentieren ihr Teilprojekt am Ende der Blockwoche.</text:p>
      <text:p text:style-name="P14"/>
      <text:h text:style-name="P30" text:outline-level="2">Projekt Einstieg</text:h>
      <text:p text:style-name="P7"/>
      <text:p text:style-name="P19">Einstieg</text:p>
      <text:list xml:id="list1113137447" text:style-name="L1">
        <text:list-item>
          <text:p text:style-name="P25">Spiel mit Karten </text:p>
        </text:list-item>
        <text:list-item>
          <text:p text:style-name="P25"><text:span text:style-name="T3">Spielregeln </text:span><text:span text:style-name="T4">Material/Spielregeln</text:span></text:p>
        </text:list-item>
      </text:list>
      <text:p text:style-name="P28"/>
      <text:p text:style-name="P10"><text:span text:style-name="T13">IDE</text:span> Projekt <text:span text:style-name="T13">mit</text:span> </text:p>
      <text:list xml:id="list3239937258" text:style-name="L2">
        <text:list-item>
          <text:p text:style-name="P26">Spielsimulation</text:p>
        </text:list-item>
        <text:list-item>
          <text:p text:style-name="P26">Client</text:p>
        </text:list-item>
        <text:list-item>
          <text:p text:style-name="P26">Server</text:p>
        </text:list-item>
      </text:list>
      <text:p text:style-name="P18">Zu Beginn der Arbeit muss jede Gruppe und jeder <text:span text:style-name="T12">SuS</text:span> den Programmcode analysieren.</text:p>
      <text:p text:style-name="P18"/>
      <text:p text:style-name="P16">Arbeitsumgebung</text:p>
      <text:p text:style-name="P11"/>
      <text:p text:style-name="P11">Durch <text:span text:style-name="T8">Einstellen</text:span> der IP-Adresse von Server und Client <text:span text:style-name="T12">im IDE Projekt </text:span>k<text:span text:style-name="T8">önnen folgende Szenarien erreicht werden: </text:span></text:p>
      <text:list xml:id="list2968271703" text:style-name="L3">
        <text:list-item>
          <text:p text:style-name="P27">pro <text:span text:style-name="T7">IDE einen </text:span>Server <text:span text:style-name="T5">und mehrere Clients (default IP-Adresse localhost)</text:span></text:p>
        </text:list-item>
        <text:list-item>
          <text:p text:style-name="P27">pro Gruppe einen Server <text:span text:style-name="T7">und verschiedene PC- Clients</text:span></text:p>
        </text:list-item>
        <text:list-item>
          <text:p text:style-name="P27"><text:span text:style-name="T7">einen beliebigen Server (</text:span>einer anderen Gruppe<text:span text:style-name="T9">)</text:span> ansprechen <text:span text:style-name="T7">von verschieden PCs </text:span></text:p>
        </text:list-item>
      </text:list>
      <text:p text:style-name="P8"/>
      <text:p text:style-name="P17">Ergebnis</text:p>
      <text:p text:style-name="P12"/>
      <text:p text:style-name="P12">Das Projekt wird in Gruppen weiterentwickelt. Jede Gruppe erstellt:</text:p>
      <text:p text:style-name="P12"/>
      <text:list xml:id="list1178233038" text:style-name="L4">
        <text:list-item>
          <text:p text:style-name="P20">IDE Projekt</text:p>
          <text:list>
            <text:list-item>
              <text:p text:style-name="P20"><text:s text:c="2"/>siehe Aufgaben</text:p>
            </text:list-item>
          </text:list>
        </text:list-item>
      </text:list>
      <text:list xml:id="list3371343441" text:style-name="L5">
        <text:list-item>
          <text:p text:style-name="P21">Dokumentation</text:p>
        </text:list-item>
      </text:list>
      <text:list xml:id="list4054708711" text:style-name="L6">
        <text:list-item>
          <text:list>
            <text:list-item>
              <text:p text:style-name="P23">Planung </text:p>
            </text:list-item>
            <text:list-item>
              <text:p text:style-name="P23">technischer Dokumentation </text:p>
            </text:list-item>
          </text:list>
        </text:list-item>
        <text:list-item>
          <text:p text:style-name="P22">Präsentation </text:p>
        </text:list-item>
      </text:list>
      <text:list xml:id="list218754153" text:style-name="L7">
        <text:list-item>
          <text:list>
            <text:list-item>
              <text:p text:style-name="P24"><text:span text:style-name="T9">Jedes Gruppenmitglied erstellt einen </text:span>Abschnitt der Präsentation <text:span text:style-name="T9">und trägt ihn vor </text:span><text:s/></text:p>
            </text:list-item>
            <text:list-item>
              <text:p text:style-name="P24">Die Gesamtdauer <text:span text:style-name="T6">für eine</text:span> Gruppe mit Vorbereitung, Präsentationen, Abbau beträgt 45 Minuten. </text:p>
            </text:list-item>
          </text:list>
        </text:list-item>
      </text:list>
      <text:p text:style-name="P9"/>
      <text:p text:style-name="P15"/>
      <text:h text:style-name="P31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fo:hyphenation-remain-char-count="2" fo:hyphenation-push-char-count="2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bsatz-Standardschriftar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Kopfz" style:family="table">
      <style:table-properties style:width="16.999cm" table:align="margins"/>
    </style:style>
    <style:style style:name="Kopfz.A" style:family="table-column">
      <style:table-column-properties style:column-width="9.869cm" style:rel-column-width="38047*"/>
    </style:style>
    <style:style style:name="Kopfz.B" style:family="table-column">
      <style:table-column-properties style:column-width="7.13cm" style:rel-column-width="27488*"/>
    </style:style>
    <style:style style:name="Kopfz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6.006cm" style:rel-column-width="23155*"/>
    </style:style>
    <style:style style:name="Tabelle2.B" style:family="table-column">
      <style:table-column-properties style:column-width="4.524cm" style:rel-column-width="17442*"/>
    </style:style>
    <style:style style:name="Tabelle2.C" style:family="table-column">
      <style:table-column-properties style:column-width="6.468cm" style:rel-column-width="24938*"/>
    </style:style>
    <style:style style:name="Tabelle2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style:font-name="Arial" fo:font-size="9pt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officeooo:rsid="00075685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Kopfz" table:style-name="Kopfz">
          <table:table-column table:style-name="Kopfz.A"/>
          <table:table-column table:style-name="Kopfz.B"/>
          <table:table-row>
            <table:table-cell table:style-name="Kopfz.A1" office:value-type="string">
              <text:p text:style-name="MP1"/>
            </table:table-cell>
            <table:table-cell table:style-name="Kopfz.A1" office:value-type="string">
              <text:p text:style-name="MP1"/>
            </table:table-cell>
          </table:table-row>
        </table:table>
        <text:p text:style-name="MP2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3">RBB <text:span text:style-name="MT1">Dortmund Yooloo</text:span><text:tab/> </text:p>
            </table:table-cell>
            <table:table-cell table:style-name="Tabelle2.A1" office:value-type="string">
              <text:p text:style-name="MP4"><text:page-number text:select-page="current">2</text:page-number></text:p>
            </table:table-cell>
            <table:table-cell table:style-name="Tabelle2.A1" office:value-type="string">
              <text:p text:style-name="MP5"><text:file-name text:display="name-and-extension">001_ÜberblickProjektYooloo.odt</text:file-name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 Cichoski</meta:initial-creator>
    <meta:creation-date>2010-10-20T12:34:01.96</meta:creation-date>
    <dc:date>2019-12-14T12:06:28.251000000</dc:date>
    <meta:editing-duration>PT3H12M9S</meta:editing-duration>
    <meta:editing-cycles>63</meta:editing-cycles>
    <meta:generator>LibreOffice/6.2.8.2$Windows_X86_64 LibreOffice_project/f82ddfca21ebc1e222a662a32b25c0c9d20169ee</meta:generator>
    <meta:print-date>2019-12-11T20:21:16.092000000</meta:print-date>
    <meta:document-statistic meta:table-count="2" meta:image-count="0" meta:object-count="0" meta:page-count="2" meta:paragraph-count="29" meta:word-count="195" meta:character-count="1399" meta:non-whitespace-character-count="1235"/>
  </office:meta>
</office:document-meta>
</file>